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a39" officeooo:paragraph-rsid="00067a39"/>
    </style:style>
    <style:style style:name="P2" style:family="paragraph" style:parent-style-name="Standard">
      <style:text-properties fo:font-weight="bold" officeooo:rsid="0006e799" officeooo:paragraph-rsid="0006e799" style:font-weight-asian="bold" style:font-weight-complex="bold"/>
    </style:style>
    <style:style style:name="P3" style:family="paragraph" style:parent-style-name="Standard">
      <style:text-properties fo:font-weight="bold" officeooo:rsid="0008da5f" officeooo:paragraph-rsid="0008da5f" style:font-weight-asian="bold" style:font-weight-complex="bold"/>
    </style:style>
    <style:style style:name="P4" style:family="paragraph" style:parent-style-name="Standard">
      <style:text-properties fo:font-weight="bold" officeooo:rsid="000a0f4c" officeooo:paragraph-rsid="000a0f4c" style:font-weight-asian="bold" style:font-weight-complex="bold"/>
    </style:style>
    <style:style style:name="P5" style:family="paragraph" style:parent-style-name="Standard">
      <style:text-properties officeooo:rsid="0006e799" officeooo:paragraph-rsid="0006e799"/>
    </style:style>
    <style:style style:name="P6" style:family="paragraph" style:parent-style-name="Standard">
      <style:text-properties fo:font-weight="normal" officeooo:rsid="0006e799" officeooo:paragraph-rsid="0006e799" style:font-weight-asian="normal" style:font-weight-complex="normal"/>
    </style:style>
    <style:style style:name="P7" style:family="paragraph" style:parent-style-name="Standard">
      <style:text-properties fo:font-weight="normal" officeooo:rsid="000791dd" officeooo:paragraph-rsid="000791dd" style:font-weight-asian="normal" style:font-weight-complex="normal"/>
    </style:style>
    <style:style style:name="P8" style:family="paragraph" style:parent-style-name="Standard">
      <style:text-properties fo:font-weight="normal" officeooo:rsid="0008da5f" officeooo:paragraph-rsid="0008da5f" style:font-weight-asian="normal" style:font-weight-complex="normal"/>
    </style:style>
    <style:style style:name="P9" style:family="paragraph" style:parent-style-name="Standard">
      <style:text-properties fo:font-weight="normal" officeooo:rsid="000a0f4c" officeooo:paragraph-rsid="000a0f4c" style:font-weight-asian="normal" style:font-weight-complex="normal"/>
    </style:style>
    <style:style style:name="P10" style:family="paragraph" style:parent-style-name="Standard">
      <style:text-properties fo:font-weight="normal" officeooo:rsid="000b0c60" officeooo:paragraph-rsid="000b0c60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67a39" officeooo:paragraph-rsid="00067a39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8da5f" officeooo:paragraph-rsid="0008da5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e799"/>
    </style:style>
    <style:style style:name="T3" style:family="text">
      <style:text-properties officeooo:rsid="000791dd"/>
    </style:style>
    <style:style style:name="T4" style:family="text">
      <style:text-properties officeooo:rsid="0008da5f"/>
    </style:style>
    <style:style style:name="T5" style:family="text">
      <style:text-properties officeooo:rsid="000b0c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jecte videojoc:</text:p>
      <text:p text:style-name="P1"/>
      <text:p text:style-name="P1"><text:span text:style-name="T1">Resum:</text:span> Es tracta de fer un joc de plataformes entre els departaments de programació i arts gràfiques de l’Institut de l’Ebre. El departament de programació farà el joc utilitzant els gràfics proporcionats pel departament d’arts gràfiques. </text:p>
      <text:p text:style-name="P1"/>
      <text:p text:style-name="P1">Una segona fase seria fer una màquina Arcade amb maquinari capaç d’executar el joc i controls necessaris per jugar (joysticks, botons) <text:span text:style-name="T2">de mà del departament de mecanització</text:span>.</text:p>
      <text:p text:style-name="P1"/>
      <text:p text:style-name="P12">Departaments involucrats:</text:p>
      <text:p text:style-name="P1"/>
      <text:p text:style-name="P2">Departmant de programació <text:span text:style-name="T5">(DAM)</text:span>: </text:p>
      <text:p text:style-name="P5">Crear i programar el joc.</text:p>
      <text:p text:style-name="P5"/>
      <text:p text:style-name="P5">-Gerard Rey.</text:p>
      <text:p text:style-name="P5">-Nataniel Pont.</text:p>
      <text:p text:style-name="P5">-Eric Garcia.</text:p>
      <text:p text:style-name="P5"/>
      <text:p text:style-name="P2">Departament d’arts gràfiques:</text:p>
      <text:p text:style-name="P6">Crear tota la part gràfica del joc i en la segona fase <text:span text:style-name="T3">crear arts per a decorar la màquina Arcade (vinils adhesius per a marquesina, laterals...).</text:span> </text:p>
      <text:p text:style-name="P2"/>
      <text:p text:style-name="P2">Departament de mecanització:</text:p>
      <text:p text:style-name="P7">Crear l’estructura <text:span text:style-name="T4">de la màquina Arcade i deixar-la preparada per instal·lar un monitor, el maquinari i els controls necessaris.</text:span></text:p>
      <text:p text:style-name="P7"/>
      <text:p text:style-name="P3">Coordinador de projecte:</text:p>
      <text:p text:style-name="P8">Buscar el maquinari i controls necessaris per a instal·lar a la màquina Arcade.</text:p>
      <text:p text:style-name="P8"/>
      <text:p text:style-name="P4">Temàtica del videojoc: </text:p>
      <text:p text:style-name="P9"/>
      <text:p text:style-name="P9">El videojoc tindrà lloc en el Institut de l’Ebre, els protagonistes seran una alumna i un alumne de cicle mitjà/superior del Institut, es podrà escollir un o dos jugadors simultanis.</text:p>
      <text:p text:style-name="P9"/>
      <text:p text:style-name="P10"/>
      <text:p text:style-name="P8"/>
      <text:p text:style-name="P9"/>
      <text:p text:style-name="P2"/>
      <text:p text:style-name="P2"/>
      <text:p text:style-name="P5"/>
      <text:p text:style-name="P5"/>
      <text:p text:style-name="P5"/>
      <text:p text:style-name="P1"/>
      <text:p text:style-name="P1"><text:s/>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6:20:54.571528672</meta:creation-date>
    <dc:date>2017-12-14T17:25:45.144213420</dc:date>
    <meta:editing-duration>PT5M25S</meta:editing-duration>
    <meta:editing-cycles>1</meta:editing-cycles>
    <meta:document-statistic meta:table-count="0" meta:image-count="0" meta:object-count="0" meta:page-count="1" meta:paragraph-count="19" meta:word-count="182" meta:character-count="1195" meta:non-whitespace-character-count="1024"/>
    <meta:generator>LibreOffice/5.1.6.2$Linux_X86_64 LibreOffice_project/10m0$Build-2</meta:generator>
  </office:meta>
</office:document-meta>
</file>